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12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3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983872" calcext:value-type="float">
            <text:p>23.48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96284444444" calcext:value-type="float">
            <text:p>23.49962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25194285714" calcext:value-type="float">
            <text:p>23.5325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67847272727" calcext:value-type="float">
            <text:p>23.59678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4761" calcext:value-type="float">
            <text:p>23.614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5208" calcext:value-type="float">
            <text:p>23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84011428571" calcext:value-type="float">
            <text:p>23.6384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0252857143" calcext:value-type="float">
            <text:p>23.66102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12" calcext:value-type="float">
            <text:p>23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38358571429" calcext:value-type="float">
            <text:p>23.723835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30175384615" calcext:value-type="float">
            <text:p>23.73301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47117142857" calcext:value-type="float">
            <text:p>23.7647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24505806452" calcext:value-type="float">
            <text:p>23.9824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88648" calcext:value-type="float">
            <text:p>24.0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84024" calcext:value-type="float">
            <text:p>24.09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6124" calcext:value-type="float">
            <text:p>24.127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93618064516" calcext:value-type="float">
            <text:p>24.169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9596" calcext:value-type="float">
            <text:p>24.19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39292" calcext:value-type="float">
            <text:p>24.223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91708387097" calcext:value-type="float">
            <text:p>24.2391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23136" calcext:value-type="float">
            <text:p>24.30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748516129" calcext:value-type="float">
            <text:p>24.3137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5326" calcext:value-type="float">
            <text:p>24.32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95581935484" calcext:value-type="float">
            <text:p>24.3395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21453846154" calcext:value-type="float">
            <text:p>24.49214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592256" calcext:value-type="float">
            <text:p>24.495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347904" calcext:value-type="float">
            <text:p>24.513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30260869565" calcext:value-type="float">
            <text:p>24.54302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19648" calcext:value-type="float">
            <text:p>24.569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3776" calcext:value-type="float">
            <text:p>24.6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60982857143" calcext:value-type="float">
            <text:p>24.6260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7296" calcext:value-type="float">
            <text:p>24.58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6288" calcext:value-type="float">
            <text:p>24.6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165" calcext:value-type="float">
            <text:p>24.6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4322" calcext:value-type="float">
            <text:p>24.67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23428571429" calcext:value-type="float">
            <text:p>24.732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314482759" calcext:value-type="float">
            <text:p>24.94173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89902222222" calcext:value-type="float">
            <text:p>24.96899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2663225806" calcext:value-type="float">
            <text:p>24.9662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011" calcext:value-type="float">
            <text:p>25.01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95860645161" calcext:value-type="float">
            <text:p>25.029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94356129032" calcext:value-type="float">
            <text:p>25.079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534" calcext:value-type="float">
            <text:p>25.100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3736774193" calcext:value-type="float">
            <text:p>25.1123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0868965517" calcext:value-type="float">
            <text:p>25.1580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9086" calcext:value-type="float">
            <text:p>25.19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6942857143" calcext:value-type="float">
            <text:p>25.2036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39698064516" calcext:value-type="float">
            <text:p>25.2239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14912258064" calcext:value-type="float">
            <text:p>25.4014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12852" calcext:value-type="float">
            <text:p>25.42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87930322581" calcext:value-type="float">
            <text:p>25.4687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9604" calcext:value-type="float">
            <text:p>25.514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6882580645" calcext:value-type="float">
            <text:p>25.527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0968" calcext:value-type="float">
            <text:p>25.5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46402580645" calcext:value-type="float">
            <text:p>25.524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0368" calcext:value-type="float">
            <text:p>25.5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18996" calcext:value-type="float">
            <text:p>25.561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0707862069" calcext:value-type="float">
            <text:p>25.58070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82838709677" calcext:value-type="float">
            <text:p>25.59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05971612903" calcext:value-type="float">
            <text:p>25.720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59912" calcext:value-type="float">
            <text:p>25.73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5468387097" calcext:value-type="float">
            <text:p>25.723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4672" calcext:value-type="float">
            <text:p>25.7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93948" calcext:value-type="float">
            <text:p>25.73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65254193548" calcext:value-type="float">
            <text:p>25.736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75304" calcext:value-type="float">
            <text:p>25.7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14299354839" calcext:value-type="float">
            <text:p>25.771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10584" calcext:value-type="float">
            <text:p>25.7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9649032258" calcext:value-type="float">
            <text:p>25.7869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27351428571" calcext:value-type="float">
            <text:p>25.8027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87722580645" calcext:value-type="float">
            <text:p>25.8187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9" calcext:value-type="float">
            <text:p>25.9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51021935484" calcext:value-type="float">
            <text:p>26.0251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48972413793" calcext:value-type="float">
            <text:p>26.0448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0043870968" calcext:value-type="float">
            <text:p>26.0660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58655483871" calcext:value-type="float">
            <text:p>26.085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84492" calcext:value-type="float">
            <text:p>26.09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37081290323" calcext:value-type="float">
            <text:p>26.153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13752" calcext:value-type="float">
            <text:p>26.1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4718571429" calcext:value-type="float">
            <text:p>26.145471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78579354839" calcext:value-type="float">
            <text:p>26.1478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1799483871" calcext:value-type="float">
            <text:p>26.1717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12456" calcext:value-type="float">
            <text:p>26.1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4216" calcext:value-type="float">
            <text:p>26.1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46492" calcext:value-type="float">
            <text:p>26.17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1256774193" calcext:value-type="float">
            <text:p>26.1761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84854193548" calcext:value-type="float">
            <text:p>26.1784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8336" calcext:value-type="float">
            <text:p>26.17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85837419355" calcext:value-type="float">
            <text:p>26.1785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8224" calcext:value-type="float">
            <text:p>26.1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66750967742" calcext:value-type="float">
            <text:p>26.196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09373333333" calcext:value-type="float">
            <text:p>26.2109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03535483871" calcext:value-type="float">
            <text:p>26.180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19683076923" calcext:value-type="float">
            <text:p>26.1819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354688" calcext:value-type="float">
            <text:p>26.153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5843076923" calcext:value-type="float">
            <text:p>26.15758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37184" calcext:value-type="float">
            <text:p>26.170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35752307692" calcext:value-type="float">
            <text:p>26.14357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31538461539" calcext:value-type="float">
            <text:p>26.11315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90512" calcext:value-type="float">
            <text:p>26.08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9302857143" calcext:value-type="float">
            <text:p>26.0759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4868" calcext:value-type="float">
            <text:p>25.99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8914285714" calcext:value-type="float">
            <text:p>26.127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43782857143" calcext:value-type="float">
            <text:p>26.1043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996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39577142857" calcext:value-type="float">
            <text:p>26.1139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0" meta:object-count="0"/>
    <meta:user-defined meta:name="AppVersion">3.0</meta:user-defined>
  </office:meta>
</office:document-meta>
</file>